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BodyConverter.convert( ResponseBody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trofit2ConverterFactory.setParserFeatures( Feature [ ]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ofit2ConverterFactory.getParserFeatur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requestBodyConverter( Type type , Annotation [ ] parameterAnnotations , Annotation [ ] methodAnnotations , Retrofit ret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create( FastJsonConfig fastJson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ofit2ConverterFactory.setSerializeConfig( SerializeConfig serializ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ofit2ConverterFactory.setParserFeatureValues( int featur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get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getParser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setParserConfig( Pars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BodyConverter.convert( 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trofit2ConverterFactory.getSerializer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getSerializ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Retrofit2Conver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Converter.RequestBod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BodyConverter.ResponseBodyConverter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getPar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setSerializerFeatures( SerializerFeature [ ]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ofit2ConverterFactory.setFastJsonConfig( FastJsonConfig fastJson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ofit2Converter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responseBodyConverter( Type type , Annotation [ ] annotations , Retrofit retrof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ofit2ConverterFactory.Retrofit2ConverterFactory( FastJsonConfig fastJson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